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9bc6b" style:font-size-asian="10pt" style:font-size-complex="10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bc6b" style:font-size-asian="10pt" style:font-size-complex="10pt"/>
    </style:style>
    <style:style style:name="P4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19bc6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UrbanBody">
      <style:text-properties fo:color="#000000" style:font-name="arial" fo:font-size="11pt" officeooo:paragraph-rsid="0019bc6b" fo:background-color="transparent" style:font-size-asian="11pt" style:font-size-complex="11pt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9bc6b" style:font-size-asian="11pt" style:font-size-complex="11pt"/>
    </style:style>
    <style:style style:name="P8" style:family="paragraph" style:parent-style-name="UrbanTitle">
      <style:text-properties style:font-name="arial" fo:font-size="14pt" style:text-underline-style="none" officeooo:paragraph-rsid="0019bc6b" style:font-size-asian="14pt" style:font-size-complex="14pt"/>
    </style:style>
    <style:style style:name="P9" style:family="paragraph" style:parent-style-name="UrbanTitle">
      <style:text-properties officeooo:paragraph-rsid="0019bc6b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bc6b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000000" fo:background-color="transparent" loext:char-shading-value="0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7">Am<text:span text:style-name="T5">énagement du Territoire, Logement, Patrimoine et Energie </text:span></text:p>
            <text:p text:style-name="P5">Place Léopold, 3 – Immeuble « BIBOT » </text:p>
            <text:p text:style-name="P4">5000 Namur </text:p>
            <text:p text:style-name="P4"/>
            <text:p text:style-name="P10">RECOMMANDÉ</text:p>
          </table:table-cell>
        </table:table-row>
      </table:table>
      <text:p text:style-name="P9"/>
      <text:p text:style-name="P8">Envoi du dossier</text:p>
      <text:p text:style-name="P6"/>
      <text:p text:style-name="P6"/>
      <text:p text:style-name="P6"/>
      <text:p text:style-name="P6"><text:span text:style-name="T3"/></text:p>
      <text:p text:style-name="P6"/>
      <text:p text:style-name="P6"><office:annotation><dc:creator>Gauthier Bastien</dc:creator><dc:date>2011-02-16T16:12:24</dc:date><text:p text:style-name="P11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self.getPortionOutsText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1"><text:span text:style-name="T8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1"><text:span text:style-name="T9">do text if not self.getIsInSubdivision()</text:span>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37.188855658</dc:date>
    <dc:language>fr-FR</dc:language>
    <meta:editing-cycles>74</meta:editing-cycles>
    <meta:editing-duration>P1DT8H12M20S</meta:editing-duration>
    <meta:document-statistic meta:table-count="1" meta:image-count="0" meta:object-count="0" meta:page-count="1" meta:paragraph-count="21" meta:word-count="145" meta:character-count="1065" meta:non-whitespace-character-count="952"/>
    <meta:user-defined meta:name="Info 1"/>
    <meta:user-defined meta:name="Info 2"/>
    <meta:user-defined meta:name="Info 3"/>
    <meta:user-defined meta:name="Info 4"/>
  </office:meta>
</office:document-meta>
</file>